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Description">
      <style:text-properties officeooo:paragraph-rsid="0026a756"/>
    </style:style>
    <style:style style:name="P3" style:family="paragraph" style:parent-style-name="Standard">
      <style:text-properties fo:font-size="10pt" officeooo:rsid="001b56ba" officeooo:paragraph-rsid="001b56ba" style:font-size-asian="8.75pt" style:font-size-complex="10pt"/>
    </style:style>
    <style:style style:name="P4" style:family="paragraph" style:parent-style-name="Standard">
      <style:text-properties fo:font-size="11pt" officeooo:paragraph-rsid="000e4170" style:font-size-asian="11pt" style:font-size-complex="11pt"/>
    </style:style>
    <style:style style:name="P5" style:family="paragraph" style:parent-style-name="Standard">
      <style:text-properties fo:font-size="11pt" officeooo:rsid="00125b37" officeooo:paragraph-rsid="00144ca1" style:font-size-asian="11pt" style:font-size-complex="11pt"/>
    </style:style>
    <style:style style:name="P6" style:family="paragraph" style:parent-style-name="Standard">
      <style:text-properties fo:font-size="11pt" officeooo:paragraph-rsid="00144ca1" style:font-size-asian="11pt" style:font-size-complex="11pt"/>
    </style:style>
    <style:style style:name="P7" style:family="paragraph" style:parent-style-name="Standard">
      <style:text-properties fo:font-size="11pt" officeooo:rsid="001bae3a" officeooo:paragraph-rsid="001bae3a" style:font-size-asian="11pt" style:font-size-complex="11pt"/>
    </style:style>
    <style:style style:name="P8" style:family="paragraph" style:parent-style-name="Standard">
      <style:text-properties fo:font-size="11pt" officeooo:rsid="001b56ba" officeooo:paragraph-rsid="001b56ba" style:font-size-asian="11pt" style:font-size-complex="11pt"/>
    </style:style>
    <style:style style:name="P9" style:family="paragraph" style:parent-style-name="Standard">
      <style:text-properties fo:font-size="11pt" officeooo:paragraph-rsid="001b1b51" style:font-size-asian="11pt" style:font-size-complex="11pt"/>
    </style:style>
    <style:style style:name="P10" style:family="paragraph" style:parent-style-name="Standard" style:list-style-name="L1">
      <style:text-properties fo:font-size="11pt" officeooo:paragraph-rsid="00144ca1" style:font-size-asian="11pt" style:font-size-complex="11pt"/>
    </style:style>
    <style:style style:name="P11" style:family="paragraph" style:parent-style-name="Standard" style:list-style-name="L1">
      <style:text-properties fo:font-size="11pt" officeooo:paragraph-rsid="0014d78a" style:font-size-asian="11pt" style:font-size-complex="11pt"/>
    </style:style>
    <style:style style:name="P12" style:family="paragraph" style:parent-style-name="Standard" style:list-style-name="L1">
      <style:text-properties fo:font-size="11pt" officeooo:paragraph-rsid="001b1b51" style:font-size-asian="11pt" style:font-size-complex="11pt"/>
    </style:style>
    <style:style style:name="P13" style:family="paragraph" style:parent-style-name="Standard" style:list-style-name="L1">
      <style:text-properties fo:font-size="11pt" officeooo:rsid="001b1b51" officeooo:paragraph-rsid="001b1b51" style:font-size-asian="11pt" style:font-size-complex="11pt"/>
    </style:style>
    <style:style style:name="P14" style:family="paragraph" style:parent-style-name="Standard" style:list-style-name="L2">
      <style:text-properties fo:font-size="11pt" officeooo:rsid="001b1b51" officeooo:paragraph-rsid="001b1b51" style:font-size-asian="11pt" style:font-size-complex="11pt"/>
    </style:style>
    <style:style style:name="P15" style:family="paragraph" style:parent-style-name="Standard" style:list-style-name="L3">
      <style:text-properties fo:font-size="11pt" officeooo:rsid="001b1b51" officeooo:paragraph-rsid="001b1b51" style:font-size-asian="11pt" style:font-size-complex="11pt"/>
    </style:style>
    <style:style style:name="P16" style:family="paragraph" style:parent-style-name="Standard" style:list-style-name="L3">
      <style:text-properties fo:font-size="11pt" officeooo:rsid="001b1b51" officeooo:paragraph-rsid="00216224" style:font-size-asian="11pt" style:font-size-complex="11pt"/>
    </style:style>
    <style:style style:name="P17" style:family="paragraph" style:parent-style-name="Standard">
      <style:text-properties fo:font-size="11pt" officeooo:rsid="001b1b51" officeooo:paragraph-rsid="002cc400" style:font-size-asian="11pt" style:font-size-complex="11pt"/>
    </style:style>
    <style:style style:name="P18" style:family="paragraph" style:parent-style-name="Standard" style:list-style-name="L1">
      <style:text-properties fo:font-size="11pt" officeooo:rsid="00144ca1" officeooo:paragraph-rsid="0014d78a" style:font-size-asian="11pt" style:font-size-complex="11pt"/>
    </style:style>
    <style:style style:name="P19" style:family="paragraph" style:parent-style-name="Standard" style:list-style-name="L2">
      <style:text-properties fo:font-size="11pt" officeooo:rsid="0014d78a" officeooo:paragraph-rsid="0014d78a" style:font-size-asian="11pt" style:font-size-complex="11pt"/>
    </style:style>
    <style:style style:name="P20" style:family="paragraph" style:parent-style-name="Standard" style:list-style-name="L2">
      <style:text-properties fo:font-size="11pt" officeooo:paragraph-rsid="00166a93" style:font-size-asian="11pt" style:font-size-complex="11pt"/>
    </style:style>
    <style:style style:name="P21" style:family="paragraph" style:parent-style-name="Standard" style:list-style-name="L2">
      <style:text-properties fo:font-size="11pt" officeooo:rsid="00166a93" officeooo:paragraph-rsid="00166a93" style:font-size-asian="11pt" style:font-size-complex="11pt"/>
    </style:style>
    <style:style style:name="P22" style:family="paragraph" style:parent-style-name="Standard" style:list-style-name="L2">
      <style:text-properties fo:font-size="11pt" officeooo:rsid="0029c5ff" officeooo:paragraph-rsid="0029c5ff" style:font-size-asian="11pt" style:font-size-complex="11pt"/>
    </style:style>
    <style:style style:name="P23" style:family="paragraph" style:parent-style-name="Standard" style:list-style-name="L3">
      <style:text-properties fo:font-size="11pt" officeooo:rsid="00175dbb" officeooo:paragraph-rsid="00175dbb" style:font-size-asian="11pt" style:font-size-complex="11pt"/>
    </style:style>
    <style:style style:name="P24" style:family="paragraph" style:parent-style-name="Standard">
      <style:text-properties fo:font-size="11pt" officeooo:rsid="001b56ba" officeooo:paragraph-rsid="002df383" style:font-size-asian="11pt" style:font-size-complex="11pt"/>
    </style:style>
    <style:style style:name="P25" style:family="paragraph" style:parent-style-name="Standard" style:list-style-name="L4">
      <style:text-properties fo:font-size="11pt" officeooo:rsid="002318e4" officeooo:paragraph-rsid="002318e4" style:font-size-asian="9.60000038146973pt" style:font-size-complex="11pt"/>
    </style:style>
    <style:style style:name="P26" style:family="paragraph" style:parent-style-name="Standard" style:list-style-name="L4">
      <style:text-properties fo:font-size="11pt" officeooo:rsid="00258144" officeooo:paragraph-rsid="00258144" style:font-size-asian="9.60000038146973pt" style:font-size-complex="11pt"/>
    </style:style>
    <style:style style:name="P27" style:family="paragraph" style:parent-style-name="Standard" style:list-style-name="L2">
      <style:text-properties fo:font-size="10pt" officeooo:rsid="00166a93" officeooo:paragraph-rsid="0014d78a" style:font-size-asian="8.75pt" style:font-size-complex="10pt"/>
    </style:style>
    <style:style style:name="P28" style:family="paragraph" style:parent-style-name="Heading_20_1" style:list-style-name="WWNum1"/>
    <style:style style:name="P29" style:family="paragraph" style:parent-style-name="Title" style:master-page-name="Standard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font-size="22pt" style:font-size-asian="22pt"/>
    </style:style>
    <style:style style:name="T4" style:family="text">
      <style:text-properties fo:font-size="22pt" fo:language="en" fo:country="US" style:font-size-asian="22pt"/>
    </style:style>
    <style:style style:name="T5" style:family="text">
      <style:text-properties officeooo:rsid="00024605"/>
    </style:style>
    <style:style style:name="T6" style:family="text">
      <style:text-properties officeooo:rsid="00041b1c"/>
    </style:style>
    <style:style style:name="T7" style:family="text">
      <style:text-properties fo:color="#5a5a5a" fo:font-size="14pt" fo:letter-spacing="0.0102in" fo:language="el" fo:country="GR" officeooo:rsid="00098e87" style:font-name-asian="Calibri1" style:font-size-asian="14pt" style:font-size-complex="11pt"/>
    </style:style>
    <style:style style:name="T8" style:family="text">
      <style:text-properties fo:color="#5a5a5a" fo:font-size="14pt" fo:letter-spacing="0.0102in" fo:language="el" fo:country="GR" officeooo:rsid="0026a756" style:font-name-asian="Calibri1" style:font-size-asian="14pt" style:font-size-complex="11pt"/>
    </style:style>
    <style:style style:name="T9" style:family="text">
      <style:text-properties officeooo:rsid="00125b37"/>
    </style:style>
    <style:style style:name="T10" style:family="text">
      <style:text-properties officeooo:rsid="00144ca1"/>
    </style:style>
    <style:style style:name="T11" style:family="text">
      <style:text-properties officeooo:rsid="0014d78a"/>
    </style:style>
    <style:style style:name="T12" style:family="text">
      <style:text-properties officeooo:rsid="00166a93"/>
    </style:style>
    <style:style style:name="T13" style:family="text">
      <style:text-properties officeooo:rsid="00175dbb"/>
    </style:style>
    <style:style style:name="T14" style:family="text">
      <style:text-properties officeooo:rsid="001b1b51"/>
    </style:style>
    <style:style style:name="T15" style:family="text">
      <style:text-properties officeooo:rsid="001bae3a"/>
    </style:style>
    <style:style style:name="T16" style:family="text">
      <style:text-properties fo:language="el" fo:country="GR" officeooo:rsid="000572e2"/>
    </style:style>
    <style:style style:name="T17" style:family="text">
      <style:text-properties fo:language="el" fo:country="GR" officeooo:rsid="000b3e47"/>
    </style:style>
    <style:style style:name="T18" style:family="text">
      <style:text-properties fo:language="el" fo:country="GR" officeooo:rsid="001b1b51"/>
    </style:style>
    <style:style style:name="T19" style:family="text">
      <style:text-properties fo:language="el" fo:country="GR" officeooo:rsid="00175dbb"/>
    </style:style>
    <style:style style:name="T20" style:family="text">
      <style:text-properties officeooo:rsid="001f06bd"/>
    </style:style>
    <style:style style:name="T21" style:family="text">
      <style:text-properties officeooo:rsid="002318e4"/>
    </style:style>
    <style:style style:name="T22" style:family="text">
      <style:text-properties officeooo:rsid="00237ba5"/>
    </style:style>
    <style:style style:name="T23" style:family="text">
      <style:text-properties officeooo:rsid="00258144"/>
    </style:style>
    <style:style style:name="T24" style:family="text">
      <style:text-properties officeooo:rsid="002c31e6"/>
    </style:style>
    <style:style style:name="T25" style:family="text">
      <style:text-properties officeooo:rsid="002cc400"/>
    </style:style>
    <style:style style:name="T26" style:family="text">
      <style:text-properties fo:font-size="11pt" officeooo:rsid="001bae3a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3">Έγγραφο</text:span><text:span text:style-name="T4"> </text:span><text:span text:style-name="T3">απαιτήσεων</text:span><text:span text:style-name="T4"> </text:span><text:span text:style-name="T3">εμπλεκομένων</text:span><text:span text:style-name="T4"> </text:span><text:span text:style-name="T3">μερών</text:span><text:span text:style-name="T4"> (StRS)<text:line-break/>Stakeholders Requirements Specification</text:span></text:p>
      <text:p text:style-name="P2"/>
      <text:p text:style-name="Subtitle">[<text:span text:style-name="T7">Εταιρίες Αυτοκινητόδρομων</text:span>]</text:p>
      <text:list xml:id="list1280724167" text:style-name="WWNum1">
        <text:list-item>
          <text:h text:style-name="P28" text:outline-level="1">Σύνοψη επιχειρησιακού περιβάλλοντος</text:h>
        </text:list-item>
      </text:list>
      <text:p text:style-name="Standard"/>
      <text:h text:style-name="Heading_20_2" text:outline-level="2">1.1<text:tab/>Επιχειρησιακοί στόχοι </text:h>
      <text:p text:style-name="P4"><text:span text:style-name="T5">Το παρόν έργο αποσκοπεί στη δημιουργία ενός πληροφοριακού συστήματος για την υλοποίηση της διαλειτουργικότητας στα διόδια των αυτοκινητοδρόμων με διαφορετικά συστήματα αυτόματης διέλευσης, ώστε </text:span><text:span text:style-name="T16">το κάθε ηλ</text:span><text:span text:style-name="T17">ε</text:span><text:span text:style-name="T16">κτρ</text:span><text:span text:style-name="T17">ο</text:span><text:span text:style-name="T16">νικό σύστημα να επιτρέπει τη διέλευση με τον πομποδέκτη οποιουδήποτε άλλου</text:span><text:span text:style-name="T6">. </text:span></text:p>
      <text:p text:style-name="P4"><text:span text:style-name="T6">Μέσω του συστήματος πρώτα θα συμψηφίζονται και έπειτα θα εκκαθαρίζονται με αυτοματοποιημένο τρόπο οι οφειλές μεταξύ των λειτουργών ανά προκαθορισμένα χρονικά διαστήματα. <text:s/>Στόχος του εγχειρήματος είναι η αποδοτικότερη εξυπηρέτηση των διερχόμενων μέσω της σύνδεσης των δικτύων των λειτουργών καθώς και η βελτιστοποίηση των εταιρικών στρατηγικών με την βοήθεια στατιστικών δεδομένων που παρέχει η εφαρμογή. </text:span></text:p>
      <text:h text:style-name="Heading_20_2" text:outline-level="2">1.2<text:tab/>Περίγραμμα επιχειρησιακών λειτουργιών</text:h>
      <text:p text:style-name="P5">Ο<text:span text:style-name="T24">ι</text:span> λειτουργοί έχουν πρόσβαση σε εργαλεία διαχείρισης δεδομένων της βάσης του πληροφοριακού <text:span text:style-name="T24">συστήματος</text:span> <text:span text:style-name="T10">ώστε να μπορούν να πραγματοποιήσουν τις ακόλουθες ενέργειες:</text:span> </text:p>
      <text:list xml:id="list3385579530" text:style-name="L1">
        <text:list-item>
          <text:p text:style-name="P10"><text:span text:style-name="T10">Καταγραφή κάθε διέλευσης (ημερομηνία, σημείο οδικού δικτύου, ποσό χρέωσης)</text:span></text:p>
        </text:list-item>
        <text:list-item>
          <text:p text:style-name="P13"><text:span text:style-name="T10">Λ</text:span>ήψη δεδομένων του γεγονότος διέλευσης</text:p>
        </text:list-item>
        <text:list-item>
          <text:p text:style-name="P18"><text:span text:style-name="T9">Ε</text:span>νημέρωση<text:span text:style-name="T11"> υπολοίπου καρτέλας e-pass </text:span></text:p>
        </text:list-item>
        <text:list-item>
          <text:p text:style-name="P13"><text:span text:style-name="T11">Λ</text:span>ήψη του υπολοίπου καρτέλας e-pass</text:p>
        </text:list-item>
        <text:list-item>
          <text:p text:style-name="P11"><text:span text:style-name="T11">Ενημέρωση </text:span><text:span text:style-name="T18">ταυτότητας</text:span><text:span text:style-name="T11"> παρόχου καρτέλας e-pass</text:span></text:p>
        </text:list-item>
        <text:list-item>
          <text:p text:style-name="P12"><text:span text:style-name="T11">Λήψη ταυτότητας του παρόχου </text:span><text:span text:style-name="T18">καρτέλας</text:span><text:span text:style-name="T14"> e-pass</text:span></text:p>
        </text:list-item>
      </text:list>
      <text:p text:style-name="P9"/>
      <text:p text:style-name="P6"><text:span text:style-name="T9">Επίσης, έχουν πρόσβαση σε εργαλεία προβολής δεδομένων και στατιστικών στοιχείων όπως:</text:span></text:p>
      <text:list xml:id="list221046020" text:style-name="L2">
        <text:list-item>
          <text:p text:style-name="P19">Ποσοστό χρήσης <text:span text:style-name="T13">κάθε </text:span>σημείου διοδίων</text:p>
        </text:list-item>
        <text:list-item>
          <text:p text:style-name="P20"><text:span text:style-name="T12">Υπολογισμός ωρών αιχμής </text:span><text:span text:style-name="T19">περιοχών του οδικού δικτύου</text:span></text:p>
        </text:list-item>
        <text:list-item>
          <text:p text:style-name="P21">Ποσοστό χρηστών <text:span text:style-name="T13">του αυτοκινητόδρομου που ανήκουν σε </text:span>διαφορετικ<text:span text:style-name="T13">ό</text:span> π<text:span text:style-name="T13">άροχο</text:span></text:p>
        </text:list-item>
        <text:list-item>
          <text:p text:style-name="P19">Σύνολο εσόδων από τις <text:span text:style-name="T12">πραγματοποιημένες</text:span> διελεύσεις</text:p>
        </text:list-item>
        <text:list-item>
          <text:p text:style-name="P14"><text:soft-page-break/>Υπολογισμός οφειλών μεταξύ λειτουργών</text:p>
        </text:list-item>
        <text:list-item>
          <text:p text:style-name="P22">Εμφάνιση αποδείξεων τραπεζικών συναλλαγών</text:p>
        </text:list-item>
        <text:list-item>
          <text:p text:style-name="P14">Απεικόνιση κινήσεων σε χάρτη</text:p>
          <text:p text:style-name="P27"/>
        </text:list-item>
      </text:list>
      <text:h text:style-name="Heading_20_2" text:outline-level="2">1.3<text:tab/><text:tab/>Δείκτες ποιότητας</text:h>
      <text:list xml:id="list3606301832" text:style-name="L3">
        <text:list-item>
          <text:p text:style-name="P23">Ευκολία σύνδεσης στο σύστημα</text:p>
        </text:list-item>
        <text:list-item>
          <text:p text:style-name="P23">Ευκολία πλοήγησης μέσω της διεπαφής του συστήματος</text:p>
        </text:list-item>
        <text:list-item>
          <text:p text:style-name="P23">Αποκρισιμότητα συστήματος</text:p>
        </text:list-item>
        <text:list-item>
          <text:p text:style-name="P15">Κρυπτογράφηση προσωπικών δεδομένων</text:p>
        </text:list-item>
        <text:list-item>
          <text:p text:style-name="P15">Μη δυνατότητα διαγραφής εγγραφών <text:span text:style-name="T22">χωρίς την κατάλληλη δικαιοδοσία</text:span></text:p>
        </text:list-item>
        <text:list-item>
          <text:p text:style-name="P16">Δυνατότη<text:span text:style-name="T21">τ</text:span>α λειτουργίας offline <text:span text:style-name="T21">σ</text:span>τα σημεία διοδίων</text:p>
        </text:list-item>
      </text:list>
      <text:list xml:id="list162817687319614" text:continue-list="list1280724167" text:style-name="WWNum1">
        <text:list-item>
          <text:h text:style-name="P28" text:outline-level="1">Αναφορές - πηγές πληροφοριών</text:h>
        </text:list-item>
      </text:list>
      <text:p text:style-name="P17"><text:span text:style-name="T25">N/A</text:span></text:p>
      <text:list xml:id="list162817530356465" text:continue-numbering="true" text:style-name="WWNum1">
        <text:list-item>
          <text:h text:style-name="P28" text:outline-level="1">Έκθεση απαιτήσεων χρηστών</text:h>
        </text:list-item>
      </text:list>
      <text:p text:style-name="Standard"/>
      <text:list xml:id="list3805810172" text:style-name="L4">
        <text:list-item>
          <text:p text:style-name="P25">Φιλικό περιβάλλον διεπαφής χρήστη του web-application</text:p>
        </text:list-item>
        <text:list-item>
          <text:p text:style-name="P25">Οπτική ανάλυση και απεικόνιση των αποτελεσμάτων</text:p>
        </text:list-item>
        <text:list-item>
          <text:p text:style-name="P25">Δυνατότητα <text:span text:style-name="T23">κατηγοριοποίησης</text:span> δεδομένων σε πίνακα <text:span text:style-name="T23">με βάση την ώρα διέλευσης, τον τόπο διέλευσης, το ποσό που πληρώθηκε και τον πάροχο στον οποίο ανήκει το e-pass</text:span></text:p>
        </text:list-item>
        <text:list-item>
          <text:p text:style-name="P26">Δυνατότητα εφαρμογής φίλτρου στις αναζητήσεις δεδομένων</text:p>
        </text:list-item>
      </text:list>
      <text:list xml:id="list162817940925269" text:continue-list="list162817530356465" text:style-name="WWNum1">
        <text:list-item>
          <text:h text:style-name="P28" text:outline-level="1">Περιορισμοί στο πλαίσιο του έργου</text:h>
        </text:list-item>
      </text:list>
      <text:p text:style-name="Description"/>
      <text:p text:style-name="P7">Κάθε λειτουργός, <text:span text:style-name="T20">εφόσον κατέχει δικό του σύστημα διαχείρισης διελεύσεων, θα πρέπει να πραγματοποιήσει ο ίδιος όποιες τροποποιήσεις ή επεκτάσεις απαιτηθούν καθώς αυτές δεν εντάσσονται εντός του αντικειμένου ευθύνης της εφαρμογής. Το γεγονός αυτό δυσχεραίνει τον χρόνο κατασκευής και έναρξης λειτουργίας της εφαρμογής αφού πρώτα απαιτείται η περάτωση των συνολικών υποχρεώσεων κάθε λειτουργού ξεχωριστά. </text:span></text:p>
      <text:p text:style-name="P8"><text:span text:style-name="T15">Ακόμα, σ</text:span>ε περίπτωση απουσίας σύνδεσης στο διαδίκτυο του συστήματος διελεύσεων του εκάστοτε λειτουργού <text:span text:style-name="T25">καθίσταται</text:span> απαραίτητη η καταγραφή των διελεύσεων σε τοπικό υπολογιστή κάθε σημείου διοδίων ο οποίος θα ανεβάζει τα δεδομένα στην πλατφόρμα τη στιγμή επαναφοράς της σύνδεσης. <text:span text:style-name="T15">Αυτός ο περιορισμός μειώνει την αξιοπιστία του συστήματος στο σύνολό του, αφού αυτή εξαρτάται άμεσα από την ορθή λειτουργία του συστήματος διελεύσεων κάθε λειτουργού.</text:span></text:p>
      <text:p text:style-name="P3"><text:soft-page-break/></text:p>
      <text:list xml:id="list162816673692407" text:continue-numbering="true" text:style-name="WWNum1">
        <text:list-item>
          <text:h text:style-name="P28" text:outline-level="1">Παράρτημα: ακρωνύμια και συντομογραφίες </text:h>
        </text:list-item>
      </text:list>
      <text:p text:style-name="P24"><text:span text:style-name="T15">Ν/Α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loext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937in" fo:margin-right="0in" fo:margin-top="0.1665in" fo:margin-bottom="0in" loext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loext:contextual-spacing="false"/>
      <style:text-properties fo:color="#5a5a5a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a5a5a" fo:font-size="14pt" fo:letter-spacing="0.0102in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ΟΜΑΔΑ<text:tab/>ΕΓΓΡΑΦΟ </text:span><text:span text:style-name="MT2">StRS</text:span><text:span text:style-name="MT1"> (2021)</text:span><text:span text:style-name="MT2"><text:tab/></text:span><text:span text:style-name="MT1">Σελ </text:span><text:span text:style-name="MT1"><text:page-number text:select-page="current">1</text:page-number></text:span><text:span text:style-name="MT1"><text:s/>/ <text:s/></text:span><text:span text:style-name="MT1"><text:page-count>3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silios Vescoukis</meta:initial-creator>
    <meta:editing-cycles>16</meta:editing-cycles>
    <meta:creation-date>2020-01-22T08:51:00</meta:creation-date>
    <dc:date>2021-11-19T16:28:16.076026762</dc:date>
    <meta:editing-duration>PT1H39M14S</meta:editing-duration>
    <meta:generator>LibreOffice/6.0.7.3$Linux_X86_64 LibreOffice_project/00m0$Build-3</meta:generator>
    <meta:document-statistic meta:table-count="0" meta:image-count="0" meta:object-count="0" meta:page-count="3" meta:paragraph-count="43" meta:word-count="462" meta:character-count="3358" meta:non-whitespace-character-count="29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